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6.61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3.1016in"/>
    </style:style>
    <style:style style:name="co5" style:family="table-column">
      <style:table-column-properties fo:break-before="auto" style:column-width="2.9516in"/>
    </style:style>
    <style:style style:name="co6" style:family="table-column">
      <style:table-column-properties fo:break-before="auto" style:column-width="4.3028in"/>
    </style:style>
    <style:style style:name="co7" style:family="table-column">
      <style:table-column-properties fo:break-before="auto" style:column-width="1.2362in"/>
    </style:style>
    <style:style style:name="co8" style:family="table-column">
      <style:table-column-properties fo:break-before="auto" style:column-width="4.3346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9118in"/>
    </style:style>
    <style:style style:name="co11" style:family="table-column">
      <style:table-column-properties fo:break-before="auto" style:column-width="9.4709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8717in"/>
    </style:style>
    <style:style style:name="co14" style:family="table-column">
      <style:table-column-properties fo:break-before="auto" style:column-width="1.6972in"/>
    </style:style>
    <style:style style:name="co15" style:family="table-column">
      <style:table-column-properties fo:break-before="auto" style:column-width="3.0807in"/>
    </style:style>
    <style:style style:name="co16" style:family="table-column">
      <style:table-column-properties fo:break-before="auto" style:column-width="0.5717in"/>
    </style:style>
    <style:style style:name="co17" style:family="table-column">
      <style:table-column-properties fo:break-before="auto" style:column-width="7.9161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jbc-miniregler_bom_0.0.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2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istOrderNr</text:p>
          </table:table-cell>
          <table:table-cell office:value-type="string" calcext:value-type="string">
            <text:p>Distributor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EUR</text:p>
          </table:table-cell>
          <table:table-cell office:value-type="string" calcext:value-type="string">
            <text:p>PriceForQty</text:p>
          </table:table-cell>
          <table:table-cell office:value-type="string" calcext:value-type="string">
            <text:p>ManPartNr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fit_field</text:p>
          </table:table-cell>
          <table:table-cell office:value-type="string" calcext:value-type="string">
            <text:p>Weblink</text:p>
          </table:table-cell>
          <table:table-cell office:value-type="string" calcext:value-type="string">
            <text:p>PreisGesBrutto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irtual Item for accessories which should be listed in the BO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2</text:p>
          </table:table-cell>
          <table:table-cell office:value-type="string" calcext:value-type="string">
            <text:p>PCB, 1 Layer, 35um Cu, 1.6mm, ca. 100x110</text:p>
          </table:table-cell>
          <table:table-cell office:value-type="string" calcext:value-type="string">
            <text:p>Virtual-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ulti-CB</text:p>
          </table:table-cell>
          <table:table-cell/>
          <table:table-cell office:value-type="float" office:value="3.71" calcext:value-type="float">
            <text:p>3.7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lti-CB</text:p>
          </table:table-cell>
          <table:table-cell table:number-columns-repeated="2"/>
          <table:table-cell table:formula="of:=[.G2]*[.L2]*1.2*1.15*100" office:value-type="float" office:value="511.98" calcext:value-type="float">
            <text:p>5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duino Nano v3.x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Arduino_Na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mouser.com/pdfdocs/Gravitech_Arduino_Nano3_0.pdf</text:p>
          </table:table-cell>
          <table:table-cell office:value-type="float" office:value="232861246013" calcext:value-type="float">
            <text:p>232861246013</text:p>
          </table:table-cell>
          <table:table-cell office:value-type="string" calcext:value-type="string">
            <text:p>eBay</text:p>
          </table:table-cell>
          <table:table-cell office:value-type="string" calcext:value-type="string">
            <text:p>Arduino Nano v3.x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[.G3]*[.L3]*1.2*1.15*100" office:value-type="float" office:value="358.8" calcext:value-type="float">
            <text:p>3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LED-128x32-Module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LED-128x32-Module</text:p>
          </table:table-cell>
          <table:table-cell office:value-type="string" calcext:value-type="string">
            <text:p>OLED-128x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LED_128x64_white</text:p>
          </table:table-cell>
          <table:table-cell office:value-type="string" calcext:value-type="string">
            <text:p>AliExpress, SAMIORE Store</text:p>
          </table:table-cell>
          <table:table-cell office:value-type="string" calcext:value-type="string">
            <text:p>OLED, 128x32, 23mm, I2C, 3.3/5V, weiß, SSD1306</text:p>
          </table:table-cell>
          <table:table-cell office:value-type="float" office:value="1.38" calcext:value-type="float">
            <text:p>1.3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www.aliexpress.com/item/32672229793.html?spm=a2g0s.9042311.0.0.202b4c4d7Uzd2y</text:p>
          </table:table-cell>
          <table:table-cell table:formula="of:=[.G4]*[.L4]*1.2*1.15*100" office:value-type="float" office:value="190.44" calcext:value-type="float">
            <text:p>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17 C21</text:p>
          </table:table-cell>
          <table:table-cell office:value-type="string" calcext:value-type="string">
            <text:p>100u/25V</text:p>
          </table:table-cell>
          <table:table-cell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5466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uF ±20% 25V 7.7mm 8mm 2A @ 100kHz 30mΩ @ 100kHz 10000hrs @ 105℃ -55℃~+105℃ SMD,7.7x8mm Solid Polymer Electrolytic Capacitor</text:p>
          </table:table-cell>
          <table:table-cell office:value-type="float" office:value="0.4258" calcext:value-type="float">
            <text:p>0.425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EHZA1E101XV</text:p>
          </table:table-cell>
          <table:table-cell office:value-type="string" calcext:value-type="string">
            <text:p>Panasonic</text:p>
          </table:table-cell>
          <table:table-cell table:number-columns-repeated="2"/>
          <table:table-cell table:formula="of:=[.G5]*[.L5]*1.2*1.15*100" office:value-type="float" office:value="117.5208" calcext:value-type="float">
            <text:p>1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Tiefsetzsteller, 80V, 400mA, 85% Wirkungsgrad</text:p>
          </table:table-cell>
          <table:table-cell office:value-type="string" calcext:value-type="string">
            <text:p>XL7005A</text:p>
          </table:table-cell>
          <table:table-cell office:value-type="string" calcext:value-type="string">
            <text:p>U6 U7</text:p>
          </table:table-cell>
          <table:table-cell office:value-type="string" calcext:value-type="string">
            <text:p>XL7005A</text:p>
          </table:table-cell>
          <table:table-cell office:value-type="string" calcext:value-type="string">
            <text:p>SOIC-8-1EP_3.9x4.9mm_P1.27mm_EP2.514x3.2mm_ThermalVia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5084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80V 400mA SOP-8_EP_150mil DC-DC Converters</text:p>
          </table:table-cell>
          <table:table-cell office:value-type="float" office:value="0.204" calcext:value-type="float">
            <text:p>0.2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XL7005A</text:p>
          </table:table-cell>
          <table:table-cell office:value-type="string" calcext:value-type="string">
            <text:p>XLSEMI</text:p>
          </table:table-cell>
          <table:table-cell/>
          <table:table-cell office:value-type="string" calcext:value-type="string">
            <text:p>https://lcsc.com/product-detail/DC-DC-Converters_XLSEMI-XL7005A_C50848.html</text:p>
          </table:table-cell>
          <table:table-cell table:formula="of:=[.G6]*[.L6]*1.2*1.15*100" office:value-type="float" office:value="56.304" calcext:value-type="float">
            <text:p>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ow-Power, Dual Operational Amplifiers, DIP-8/SOIC-8/TO-99-8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GS8332-SR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ds/symlink/lm2904-n.pdf</text:p>
          </table:table-cell>
          <table:table-cell office:value-type="string" calcext:value-type="string">
            <text:p>C15771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Zero-Drift 2 2.1V ~ 5.5V 20uA 350kHz 0.2 V/us SOP-8_150mil Precision OpAmps</text:p>
          </table:table-cell>
          <table:table-cell office:value-type="float" office:value="0.3016" calcext:value-type="float">
            <text:p>0.301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S8332-SR</text:p>
          </table:table-cell>
          <table:table-cell office:value-type="string" calcext:value-type="string">
            <text:p>Gainsil</text:p>
          </table:table-cell>
          <table:table-cell/>
          <table:table-cell office:value-type="string" calcext:value-type="string">
            <text:p>https://lcsc.com/product-detail/Precision-OpAmps_Gainsil-GS8332-SR_C157713.html</text:p>
          </table:table-cell>
          <table:table-cell table:formula="of:=[.G7]*[.L7]*1.2*1.15*100" office:value-type="float" office:value="41.6208" calcext:value-type="float">
            <text:p>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neric screw terminal, single row, 01x03, script generated (kicad-library-utils/schlib/autogen/connector/)</text:p>
          </table:table-cell>
          <table:table-cell office:value-type="string" calcext:value-type="string">
            <text:p>Screw_Terminal_01x03</text:p>
          </table:table-cell>
          <table:table-cell office:value-type="string" calcext:value-type="string">
            <text:p>J2 J3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PhoenixContact_MSTBA_2,5_3-G-5,08_1x03_P5.08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7514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3 poles, 5.08mm, 15A 250V AWG14~22 1.5mm² P=5.08mm Spring Clamp System Terminal Block</text:p>
          </table:table-cell>
          <table:table-cell office:value-type="float" office:value="0.1347" calcext:value-type="float">
            <text:p>0.1347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G8]*[.L8]*1.2*1.15*100" office:value-type="float" office:value="37.1772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hunt resistor</text:p>
          </table:table-cell>
          <table:table-cell office:value-type="string" calcext:value-type="string">
            <text:p>R_Shunt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R/7W/1%</text:p>
          </table:table-cell>
          <table:table-cell office:value-type="string" calcext:value-type="string">
            <text:p>Shunt-15.2x7.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81499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2596" calcext:value-type="float">
            <text:p>0.259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G9]*[.L9]*1.2*1.15*100" office:value-type="float" office:value="35.8248" calcext:value-type="float">
            <text:p>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-MOSFET transistor, gate/drain/source</text:p>
          </table:table-cell>
          <table:table-cell office:value-type="string" calcext:value-type="string">
            <text:p>Q_NMOS_GD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KND3508A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16513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226" calcext:value-type="float">
            <text:p>0.2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ND3508A</text:p>
          </table:table-cell>
          <table:table-cell office:value-type="string" calcext:value-type="string">
            <text:p>KIA Semicon Tech</text:p>
          </table:table-cell>
          <table:table-cell/>
          <table:table-cell office:value-type="string" calcext:value-type="string">
            <text:p>https://lcsc.com/product-detail/MOSFET_KIA-Semicon-Tech-KND3508A_C116513.html</text:p>
          </table:table-cell>
          <table:table-cell table:formula="of:=[.G10]*[.L10]*1.2*1.15*100" office:value-type="float" office:value="31.188" calcext:value-type="float">
            <text:p>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-0.13A Id, -50V Vds, P-Channel MOSFET, SOT-23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Q5</text:p>
          </table:table-cell>
          <table:table-cell office:value-type="string" calcext:value-type="string">
            <text:p>ZXMP10A13FTA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assets.nexperia.com/documents/data-sheet/BSS84.pdf</text:p>
          </table:table-cell>
          <table:table-cell office:value-type="string" calcext:value-type="string">
            <text:p>C5018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P-Channel -100V 600mA 4V @ 250uA 1Ω @ 600mA,10V 625mW SOT-23(SOT-23-3) MOSFET</text:p>
          </table:table-cell>
          <table:table-cell office:value-type="float" office:value="0.2191" calcext:value-type="float">
            <text:p>0.219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ZXMP10A13FTA</text:p>
          </table:table-cell>
          <table:table-cell office:value-type="string" calcext:value-type="string">
            <text:p>Diodes</text:p>
          </table:table-cell>
          <table:table-cell table:number-columns-repeated="2"/>
          <table:table-cell table:formula="of:=[.G11]*[.L11]*1.2*1.15*100" office:value-type="float" office:value="30.2358" calcext:value-type="float">
            <text:p>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Half Bridge Driver, 2 Inputs, 300V, 3.3V Inputs</text:p>
          </table:table-cell>
          <table:table-cell office:value-type="string" calcext:value-type="string">
            <text:p>PN7006A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PN7006A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41419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OP-8 half bridge Driver, 300V, 450mA</text:p>
          </table:table-cell>
          <table:table-cell office:value-type="float" office:value="0.2188" calcext:value-type="float">
            <text:p>0.2188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lcsc.com/product-detail/Full-bridge-half-bridge-Driver_Wuxi-Chipown-Micro-electronics-PN7006ASEC-R1_C414194.html</text:p>
          </table:table-cell>
          <table:table-cell table:formula="of:=[.G12]*[.L12]*1.2*1.15*100" office:value-type="float" office:value="30.1944" calcext:value-type="float">
            <text:p>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.0V to 5.5V, Low-Power, up to 1Mbps, True RS-232 Transceivers Using Four 0.1μF External Capacitors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MAX3232</text:p>
          </table:table-cell>
          <table:table-cell office:value-type="string" calcext:value-type="string">
            <text:p>SOIC-16_3.9x9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atasheets.maximintegrated.com/en/ds/MAX3222-MAX3241.pdf</text:p>
          </table:table-cell>
          <table:table-cell office:value-type="string" calcext:value-type="string">
            <text:p>C43448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RS232 - UART Umsetzer, 3V3 oder 5V</text:p>
          </table:table-cell>
          <table:table-cell office:value-type="float" office:value="0.188404" calcext:value-type="float">
            <text:p>0.18840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AX3232EIM/TR</text:p>
          </table:table-cell>
          <table:table-cell office:value-type="string" calcext:value-type="string">
            <text:p>HGSEMI</text:p>
          </table:table-cell>
          <table:table-cell/>
          <table:table-cell office:value-type="string" calcext:value-type="string">
            <text:p>https://lcsc.com/product-detail/Uncategorized_HGSEMI-MAX3232EIM-TR_C434486.html</text:p>
          </table:table-cell>
          <table:table-cell table:formula="of:=[.G13]*[.L13]*1.2*1.15*100" office:value-type="float" office:value="25.999752" calcext:value-type="float">
            <text:p>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nductor symbol for simulation only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L1 L2</text:p>
          </table:table-cell>
          <table:table-cell office:value-type="string" calcext:value-type="string">
            <text:p>47u/1A</text:p>
          </table:table-cell>
          <table:table-cell office:value-type="string" calcext:value-type="string">
            <text:p>L_7.3x7.3_H4.5_TOD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1619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47uH ±20% 1A 266mΩ SMD,7.3x7.3x4.5mm</text:p>
          </table:table-cell>
          <table:table-cell office:value-type="float" office:value="0.085" calcext:value-type="float">
            <text:p>0.0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LH0704S470MTT</text:p>
          </table:table-cell>
          <table:table-cell office:value-type="string" calcext:value-type="string">
            <text:p>Sunltech Tech</text:p>
          </table:table-cell>
          <table:table-cell/>
          <table:table-cell office:value-type="string" calcext:value-type="string">
            <text:p>https://lcsc.com/product-detail/Power-Inductors_Sunltech-Tech-SLH0704S470MTT_C216198.html</text:p>
          </table:table-cell>
          <table:table-cell table:formula="of:=[.G14]*[.L14]*1.2*1.15*100" office:value-type="float" office:value="23.46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irtual Item for accessories which should be listed in the BOM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1</text:p>
          </table:table-cell>
          <table:table-cell office:value-type="string" calcext:value-type="string">
            <text:p>Stencil, 120um, 25mm Rand, Edelstahl</text:p>
          </table:table-cell>
          <table:table-cell office:value-type="string" calcext:value-type="string">
            <text:p>Virtual-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Multi-CB</text:p>
          </table:table-cell>
          <table:table-cell/>
          <table:table-cell office:value-type="float" office:value="0.1656" calcext:value-type="float">
            <text:p>0.165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ulti-CB</text:p>
          </table:table-cell>
          <table:table-cell table:number-columns-repeated="2"/>
          <table:table-cell table:formula="of:=[.G15]*[.L15]*1.2*1.15*100" office:value-type="float" office:value="22.8528" calcext:value-type="float">
            <text:p>2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iode zener</text:p>
          </table:table-cell>
          <table:table-cell office:value-type="string" calcext:value-type="string">
            <text:p>DiodeTVS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MCJ48A</text:p>
          </table:table-cell>
          <table:table-cell office:value-type="string" calcext:value-type="string">
            <text:p>D_SM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31005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TVS-Diode, 1500W, 77.4V, 19.4A</text:p>
          </table:table-cell>
          <table:table-cell office:value-type="float" office:value="0.12" calcext:value-type="float">
            <text:p>0.12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https://lcsc.com/product-detail/TVS_Brightking-Elec-TAIWAN-SMCJ48A_C310056.html</text:p>
          </table:table-cell>
          <table:table-cell table:formula="of:=[.G16]*[.L16]*1.2*1.15*100" office:value-type="float" office:value="16.56" calcext:value-type="float">
            <text:p>1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 R2 R3 R4 R6 R9 R18 R20 R21 R22 R27 R3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1206_3216Metri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17]*[.L17]*1.2*1.15*100" office:value-type="float" office:value="16.56" calcext:value-type="float">
            <text:p>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 office:value-type="string" calcext:value-type="string">
            <text:p>Screw_Terminal_01x02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PhoenixContact_MSTBA_2,5_2-G-5,08_1x02_P5.08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7514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2 poles, 5.08mm, 15A 250V AWG14~22 1.5mm² P=5.08mm Spring Clamp System Terminal Block</text:p>
          </table:table-cell>
          <table:table-cell office:value-type="float" office:value="0.1172" calcext:value-type="float">
            <text:p>0.1172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G18]*[.L18]*1.2*1.15*100" office:value-type="float" office:value="16.173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 C2 C3 C4 C5 C8 C22 C23 C24 C25 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1206_3216Metric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6497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nF ±10% 50V X7R Multilayer Ceramic Capacitors MLCC</text:p>
          </table:table-cell>
          <table:table-cell office:value-type="float" office:value="0.0093" calcext:value-type="float">
            <text:p>0.009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N31X104K500PXG</text:p>
          </table:table-cell>
          <table:table-cell office:value-type="string" calcext:value-type="string">
            <text:p>PSA(Prosperity Dielectrics)</text:p>
          </table:table-cell>
          <table:table-cell table:number-columns-repeated="2"/>
          <table:table-cell table:formula="of:=[.G19]*[.L19]*1.2*1.15*100" office:value-type="float" office:value="14.117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NST175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NST175</text:p>
          </table:table-cell>
          <table:table-cell office:value-type="string" calcext:value-type="string">
            <text:p>SO-8_3.9x4.9mm_P1.27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96785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digital temperature sensor, +/-0.5°C, I2C</text:p>
          </table:table-cell>
          <table:table-cell office:value-type="float" office:value="0.096" calcext:value-type="float">
            <text:p>0.09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https://lcsc.com/product-detail/Temperature-Sensors_NOVOSENSE-NST175-QSPR_C967852.html</text:p>
          </table:table-cell>
          <table:table-cell table:formula="of:=[.G20]*[.L20]*1.2*1.15*100" office:value-type="float" office:value="13.248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7 R8 R10 R23 R34 R35 R38 R39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_1206_3216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21]*[.L21]*1.2*1.15*100" office:value-type="float" office:value="11.04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2 R17 R32 R36 R40 R41 R?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1206_3216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22]*[.L22]*1.2*1.15*100" office:value-type="float" office:value="9.66" calcext:value-type="float">
            <text:p>1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5 R14 R15 R16 R24 R26 R2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1206_3216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23]*[.L23]*1.2*1.15*100" office:value-type="float" office:value="9.66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0u/63V</text:p>
          </table:table-cell>
          <table:table-cell office:value-type="string" calcext:value-type="string">
            <text:p>CP_Elec_8x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873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uF ±20% 63V 8mm 10mm 902mA @ 100kHz 10000hrs @ 105℃ -55℃~+105℃ SMD,8x10mm Aluminum Electrolytic Capacitors</text:p>
          </table:table-cell>
          <table:table-cell office:value-type="float" office:value="0.0698" calcext:value-type="float">
            <text:p>0.069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VKMD1001J101MV</text:p>
          </table:table-cell>
          <table:table-cell office:value-type="string" calcext:value-type="string">
            <text:p>Ymin</text:p>
          </table:table-cell>
          <table:table-cell table:number-columns-repeated="2"/>
          <table:table-cell table:formula="of:=[.G24]*[.L24]*1.2*1.15*100" office:value-type="float" office:value="9.6324" calcext:value-type="float">
            <text:p>1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Item4</text:p>
          </table:table-cell>
          <table:table-cell office:value-type="string" calcext:value-type="string">
            <text:p>Sicherung, 5x20, 10A, träge</text:p>
          </table:table-cell>
          <table:table-cell office:value-type="string" calcext:value-type="string">
            <text:p>Virtual-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4267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Glass Tube Fuse Delayed blow/Slow Blow 10A 250V Tube,5.2x20mm Cartridge Fuses</text:p>
          </table:table-cell>
          <table:table-cell office:value-type="float" office:value="0.0544" calcext:value-type="float">
            <text:p>0.054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618010.MXP</text:p>
          </table:table-cell>
          <table:table-cell office:value-type="string" calcext:value-type="string">
            <text:p>Littelfuse</text:p>
          </table:table-cell>
          <table:table-cell/>
          <table:table-cell office:value-type="string" calcext:value-type="string">
            <text:p>https://lcsc.com/product-detail/Cartridge-Fuses_Littelfuse-0618010-MXP_C142673.html</text:p>
          </table:table-cell>
          <table:table-cell table:formula="of:=[.G25]*[.L25]*1.2*1.15*100" office:value-type="float" office:value="7.5072" calcext:value-type="float">
            <text:p>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iode zener</text:p>
          </table:table-cell>
          <table:table-cell office:value-type="string" calcext:value-type="string">
            <text:p>DiodeTVS_Bidirek</text:p>
          </table:table-cell>
          <table:table-cell office:value-type="string" calcext:value-type="string">
            <text:p>D10 D11</text:p>
          </table:table-cell>
          <table:table-cell office:value-type="string" calcext:value-type="string">
            <text:p>SMAJ8.0CA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90881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Bidirectional 8V 8.89V 13.6V 29.4A SMA(DO-214AC) TVS</text:p>
          </table:table-cell>
          <table:table-cell office:value-type="float" office:value="0.0243" calcext:value-type="float">
            <text:p>0.024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MAJ8.0CA</text:p>
          </table:table-cell>
          <table:table-cell office:value-type="string" calcext:value-type="string">
            <text:p>GOODWORK</text:p>
          </table:table-cell>
          <table:table-cell/>
          <table:table-cell office:value-type="string" calcext:value-type="string">
            <text:p>https://lcsc.com/product-detail/Pre-ordered-transistors_GOODWORK-SMAJ8-0CA_C908814.html</text:p>
          </table:table-cell>
          <table:table-cell table:formula="of:=[.G26]*[.L26]*1.2*1.15*100" office:value-type="float" office:value="6.7068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9 C13</text:p>
          </table:table-cell>
          <table:table-cell office:value-type="string" calcext:value-type="string">
            <text:p>10u/16V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4797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uF ±10% 16V X7R Multilayer Ceramic Capacitors MLCC</text:p>
          </table:table-cell>
          <table:table-cell office:value-type="float" office:value="0.0233" calcext:value-type="float">
            <text:p>0.023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31B106KOHNNNE</text:p>
          </table:table-cell>
          <table:table-cell office:value-type="string" calcext:value-type="string">
            <text:p>Samsung</text:p>
          </table:table-cell>
          <table:table-cell table:number-columns-repeated="2"/>
          <table:table-cell table:formula="of:=[.G27]*[.L27]*1.2*1.15*100" office:value-type="float" office:value="6.4308" calcext:value-type="float">
            <text:p>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ingle Buffer Gate Tri-State, Low-Voltage CMOS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74LVC1G125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ti.com/lit/sg/scyt129e/scyt129e.pdf</text:p>
          </table:table-cell>
          <table:table-cell office:value-type="string" calcext:value-type="string">
            <text:p>C23654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044" calcext:value-type="float">
            <text:p>0.044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formula="of:=[.G28]*[.L28]*1.2*1.15*100" office:value-type="float" office:value="6.072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6 C7 C1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52531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nF ±10% 50V X7R <text:s/>Multilayer Ceramic Capacitors MLCC</text:p>
          </table:table-cell>
          <table:table-cell office:value-type="float" office:value="0.0106" calcext:value-type="float">
            <text:p>0.010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FN31X103K500PXG</text:p>
          </table:table-cell>
          <table:table-cell office:value-type="string" calcext:value-type="string">
            <text:p>PSA(Prosperity Dielectrics)</text:p>
          </table:table-cell>
          <table:table-cell table:number-columns-repeated="2"/>
          <table:table-cell table:formula="of:=[.G29]*[.L29]*1.2*1.15*100" office:value-type="float" office:value="4.388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6 D8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D_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8369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V 2A 850mV @ 2A SMA(DO-214AC) Schottky Barrier Diodes</text:p>
          </table:table-cell>
          <table:table-cell office:value-type="float" office:value="0.0155" calcext:value-type="float">
            <text:p>0.0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S210A-W</text:p>
          </table:table-cell>
          <table:table-cell office:value-type="string" calcext:value-type="string">
            <text:p>ZHIDE</text:p>
          </table:table-cell>
          <table:table-cell/>
          <table:table-cell office:value-type="string" calcext:value-type="string">
            <text:p>https://lcsc.com/product-detail/Schottky-Barrier-Diodes-SBD_ZHIDE-SS210A-W_C2683692.html</text:p>
          </table:table-cell>
          <table:table-cell table:formula="of:=[.G30]*[.L30]*1.2*1.15*100" office:value-type="float" office:value="4.278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9 R30 R31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31]*[.L31]*1.2*1.15*100" office:value-type="float" office:value="4.1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11 R13 R33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R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32]*[.L32]*1.2*1.15*100" office:value-type="float" office:value="4.1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6 C20</text:p>
          </table:table-cell>
          <table:table-cell office:value-type="string" calcext:value-type="string">
            <text:p>33n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09052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0144" calcext:value-type="float">
            <text:p>0.01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CC1206X7R333K500DT</text:p>
          </table:table-cell>
          <table:table-cell office:value-type="string" calcext:value-type="string">
            <text:p>CCTC</text:p>
          </table:table-cell>
          <table:table-cell table:number-columns-repeated="2"/>
          <table:table-cell table:formula="of:=[.G33]*[.L33]*1.2*1.15*100" office:value-type="float" office:value="3.974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4 C18</text:p>
          </table:table-cell>
          <table:table-cell office:value-type="string" calcext:value-type="string">
            <text:p>100n/100V</text:p>
          </table:table-cell>
          <table:table-cell office:value-type="string" calcext:value-type="string">
            <text:p>C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94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nF ±10% 100V X7R <text:s/>Multilayer Ceramic Capacitors MLCC</text:p>
          </table:table-cell>
          <table:table-cell office:value-type="float" office:value="0.014" calcext:value-type="float">
            <text:p>0.0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L31B104KCFNNNE</text:p>
          </table:table-cell>
          <table:table-cell office:value-type="string" calcext:value-type="string">
            <text:p>Samsung Electro-Mechanics</text:p>
          </table:table-cell>
          <table:table-cell table:number-columns-repeated="2"/>
          <table:table-cell table:formula="of:=[.G34]*[.L34]*1.2*1.15*100" office:value-type="float" office:value="3.86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48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uF ±10% 50V X7R Multilayer Ceramic Capacitors MLCC</text:p>
          </table:table-cell>
          <table:table-cell office:value-type="float" office:value="0.0225" calcext:value-type="float">
            <text:p>0.02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L31B105KBHNNNE</text:p>
          </table:table-cell>
          <table:table-cell office:value-type="string" calcext:value-type="string">
            <text:p>Samsung</text:p>
          </table:table-cell>
          <table:table-cell table:number-columns-repeated="2"/>
          <table:table-cell table:formula="of:=[.G35]*[.L35]*1.2*1.15*100" office:value-type="float" office:value="3.105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.2A Ic, 40V Vce, Small Signal NPN Transistor, SOT-2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3 Q4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fairchildsemi.com/datasheets/2N/2N3904.pdf</text:p>
          </table:table-cell>
          <table:table-cell office:value-type="string" calcext:value-type="string">
            <text:p>C382281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0097" calcext:value-type="float">
            <text:p>0.009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s://lcsc.com/product-detail/Transistors-NPN-PNP_KEXIN-MMBT3904_C382281.html</text:p>
          </table:table-cell>
          <table:table-cell table:formula="of:=[.G36]*[.L36]*1.2*1.15*100" office:value-type="float" office:value="2.6772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chottky diode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268369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00V 2A 850mV @ 2A SMA(DO-214AC) Schottky Barrier Diodes</text:p>
          </table:table-cell>
          <table:table-cell office:value-type="float" office:value="0.0155" calcext:value-type="float">
            <text:p>0.015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S210A-W</text:p>
          </table:table-cell>
          <table:table-cell office:value-type="string" calcext:value-type="string">
            <text:p>ZHIDE</text:p>
          </table:table-cell>
          <table:table-cell/>
          <table:table-cell office:value-type="string" calcext:value-type="string">
            <text:p>https://lcsc.com/product-detail/Schottky-Barrier-Diodes-SBD_ZHIDE-SS210A-W_C2683692.html</text:p>
          </table:table-cell>
          <table:table-cell table:formula="of:=[.G37]*[.L37]*1.2*1.15*100" office:value-type="float" office:value="2.139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00mW Zener Diode, SOT-23</text:p>
          </table:table-cell>
          <table:table-cell office:value-type="string" calcext:value-type="string">
            <text:p>BZX84Cxx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4V7</text:p>
          </table:table-cell>
          <table:table-cell office:value-type="string" calcext:value-type="string">
            <text:p>D_SOT-23_A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iotec.com/tl_files/diotec/files/pdf/datasheets/bzx84c2v4.pdf</text:p>
          </table:table-cell>
          <table:table-cell office:value-type="string" calcext:value-type="string">
            <text:p>C1272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4.7V 225mW 3uA @ 2V SOT-23(SOT-23-3) Zener Diodes</text:p>
          </table:table-cell>
          <table:table-cell office:value-type="float" office:value="0.014" calcext:value-type="float">
            <text:p>0.014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[.G38]*[.L38]*1.2*1.15*100" office:value-type="float" office:value="1.93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7 D9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LED_1206_3216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65825</text:p>
          </table:table-cell>
          <table:table-cell office:value-type="string" calcext:value-type="string">
            <text:p>LCSC</text:p>
          </table:table-cell>
          <table:table-cell/>
          <table:table-cell office:value-type="float" office:value="0.0067" calcext:value-type="float">
            <text:p>0.0067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https://lcsc.com/product-detail/Pre-ordered-Products_XINGLIGHT-XL-3216UGC_C965825.html</text:p>
          </table:table-cell>
          <table:table-cell table:formula="of:=[.G39]*[.L39]*1.2*1.15*100" office:value-type="float" office:value="1.849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lip 20x5</text:p>
          </table:table-cell>
          <table:table-cell office:value-type="string" calcext:value-type="string">
            <text:p>fuse-clip_20x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232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icherungshalter, 2 Stück pro Sicherung</text:p>
          </table:table-cell>
          <table:table-cell office:value-type="float" office:value="0.0132" calcext:value-type="float">
            <text:p>0.0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S-502</text:p>
          </table:table-cell>
          <table:table-cell office:value-type="string" calcext:value-type="string">
            <text:p>Shenzhen lanson Elec</text:p>
          </table:table-cell>
          <table:table-cell/>
          <table:table-cell office:value-type="string" calcext:value-type="string">
            <text:p>https://lcsc.com/product-detail/Fuse-Holders_Shenzhen-lanson-Elec-LS-502_C182320.html</text:p>
          </table:table-cell>
          <table:table-cell table:formula="of:=[.G40]*[.L40]*1.2*1.15*100" office:value-type="float" office:value="1.8216" calcext:value-type="float">
            <text:p>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use</text:p>
          </table:table-cell>
          <table:table-cell office:value-type="string" calcext:value-type="string">
            <text:p>Item3</text:p>
          </table:table-cell>
          <table:table-cell office:value-type="string" calcext:value-type="string">
            <text:p>Clip 20x5</text:p>
          </table:table-cell>
          <table:table-cell office:value-type="string" calcext:value-type="string">
            <text:p>Virtual-It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18232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icherungshalter, 2 Stück pro Sicherung</text:p>
          </table:table-cell>
          <table:table-cell office:value-type="float" office:value="0.0132" calcext:value-type="float">
            <text:p>0.013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LS-502</text:p>
          </table:table-cell>
          <table:table-cell office:value-type="string" calcext:value-type="string">
            <text:p>Shenzhen lanson Elec</text:p>
          </table:table-cell>
          <table:table-cell/>
          <table:table-cell office:value-type="string" calcext:value-type="string">
            <text:p>https://lcsc.com/product-detail/Fuse-Holders_Shenzhen-lanson-Elec-LS-502_C182320.html</text:p>
          </table:table-cell>
          <table:table-cell table:formula="of:=[.G41]*[.L41]*1.2*1.15*100" office:value-type="float" office:value="1.8216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n/100V</text:p>
          </table:table-cell>
          <table:table-cell office:value-type="string" calcext:value-type="string">
            <text:p>C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9825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1nF ±10% 100V X7R Multilayer Ceramic Capacitors MLCC</text:p>
          </table:table-cell>
          <table:table-cell office:value-type="float" office:value="0.0123" calcext:value-type="float">
            <text:p>0.01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1206X102K101T</text:p>
          </table:table-cell>
          <table:table-cell office:value-type="string" calcext:value-type="string">
            <text:p>IHHEC(HOLY STONE ENTERPRISE CO., LTD)</text:p>
          </table:table-cell>
          <table:table-cell table:number-columns-repeated="2"/>
          <table:table-cell table:formula="of:=[.G42]*[.L42]*1.2*1.15*100" office:value-type="float" office:value="1.6974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.115A Id, 60V Vds, N-Channel MOSFET, SOT-23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fairchildsemi.com/datasheets/2N/2N7002.pdf</text:p>
          </table:table-cell>
          <table:table-cell office:value-type="string" calcext:value-type="string">
            <text:p>C18108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N-Channel 60V 115mA 2.5V @ 250uA 5Ω @ 500mA,10V 225mW SOT-23(SOT-23-3) MOSFET</text:p>
          </table:table-cell>
          <table:table-cell office:value-type="float" office:value="0.0122" calcext:value-type="float">
            <text:p>0.01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Guangdong Hottech</text:p>
          </table:table-cell>
          <table:table-cell/>
          <table:table-cell office:value-type="string" calcext:value-type="string">
            <text:p>https://lcsc.com/product-detail/MOSFET_Guangdong-Hottech-2N7002_C181082.html</text:p>
          </table:table-cell>
          <table:table-cell table:formula="of:=[.G43]*[.L43]*1.2*1.15*100" office:value-type="float" office:value="1.6836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0.01" calcext:value-type="float">
            <text:p>0.01</text:p>
          </table:table-cell>
          <table:table-cell table:number-columns-repeated="5"/>
          <table:table-cell table:formula="of:=[.G44]*[.L44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W_Push_5.1mm_H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PST 50mA @ 12VDC Vertical Round Button 160gf SMD Tactile Switches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/>
          <table:table-cell office:value-type="string" calcext:value-type="string">
            <text:p>https://lcsc.com/product-detail/Tactile-Switches_XKB-Connectivity-TS-1187A-B-A-B_C318884.html</text:p>
          </table:table-cell>
          <table:table-cell table:formula="of:=[.G45]*[.L45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SW_Push_5.1mm_H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PST 50mA @ 12VDC Vertical Round Button 160gf SMD Tactile Switches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/>
          <table:table-cell office:value-type="string" calcext:value-type="string">
            <text:p>https://lcsc.com/product-detail/Tactile-Switches_XKB-Connectivity-TS-1187A-B-A-B_C318884.html</text:p>
          </table:table-cell>
          <table:table-cell table:formula="of:=[.G46]*[.L46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SW_Push_5.1mm_H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PST 50mA @ 12VDC Vertical Round Button 160gf SMD Tactile Switches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/>
          <table:table-cell office:value-type="string" calcext:value-type="string">
            <text:p>https://lcsc.com/product-detail/Tactile-Switches_XKB-Connectivity-TS-1187A-B-A-B_C318884.html</text:p>
          </table:table-cell>
          <table:table-cell table:formula="of:=[.G47]*[.L47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Ein/Aus</text:p>
          </table:table-cell>
          <table:table-cell office:value-type="string" calcext:value-type="string">
            <text:p>SW_Push_5.1mm_H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PST 50mA @ 12VDC Vertical Round Button 160gf SMD Tactile Switches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/>
          <table:table-cell office:value-type="string" calcext:value-type="string">
            <text:p>https://lcsc.com/product-detail/Tactile-Switches_XKB-Connectivity-TS-1187A-B-A-B_C318884.html</text:p>
          </table:table-cell>
          <table:table-cell table:formula="of:=[.G48]*[.L48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ush button switch, generic, two pins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SW_Push_5.1mm_H1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31888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SPST 50mA @ 12VDC Vertical Round Button 160gf SMD Tactile Switches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XKB Connectivity</text:p>
          </table:table-cell>
          <table:table-cell/>
          <table:table-cell office:value-type="string" calcext:value-type="string">
            <text:p>https://lcsc.com/product-detail/Tactile-Switches_XKB-Connectivity-TS-1187A-B-A-B_C318884.html</text:p>
          </table:table-cell>
          <table:table-cell table:formula="of:=[.G49]*[.L49]*1.2*1.15*100" office:value-type="float" office:value="1.38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LED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96582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LED, green, SMD3216</text:p>
          </table:table-cell>
          <table:table-cell office:value-type="float" office:value="0.0079" calcext:value-type="float">
            <text:p>0.0079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formula="of:=[.G50]*[.L50]*1.2*1.15*100" office:value-type="float" office:value="1.0902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V99 High-speed switching diodes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SOT-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assets.nexperia.com/documents/data-sheet/BAV99_SER.pdf</text:p>
          </table:table-cell>
          <table:table-cell office:value-type="string" calcext:value-type="string">
            <text:p>C18111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70V 200mA 1.25V @ 150mA 6ns SOT-23 Switching Diode</text:p>
          </table:table-cell>
          <table:table-cell office:value-type="float" office:value="0.0073" calcext:value-type="float">
            <text:p>0.007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AV99</text:p>
          </table:table-cell>
          <table:table-cell office:value-type="string" calcext:value-type="string">
            <text:p>Guangdong Hottech</text:p>
          </table:table-cell>
          <table:table-cell/>
          <table:table-cell office:value-type="string" calcext:value-type="string">
            <text:p>https://lcsc.com/product-detail/Switching-Diode_BAV99-chip0-23_C181111.html</text:p>
          </table:table-cell>
          <table:table-cell table:formula="of:=[.G51]*[.L51]*1.2*1.15*100" office:value-type="float" office:value="1.0074" calcext:value-type="float">
            <text:p>1</text:p>
          </table:table-cell>
        </table:table-row>
        <table:table-row table:style-name="ro1" table:number-rows-repeated="5">
          <table:table-cell table:number-columns-repeated="18"/>
        </table:table-row>
        <table:table-row table:style-name="ro1">
          <table:table-cell office:value-type="string" calcext:value-type="string">
            <text:p>Component Groups: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8" calcext:value-type="float">
            <text:p>1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itted Components: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otal components:</text:p>
          </table:table-cell>
          <table:table-cell office:value-type="float" office:value="107" calcext:value-type="float">
            <text:p>1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atic Version:</text:p>
          </table:table-cell>
          <table:table-cell office:value-type="string" calcext:value-type="string">
            <text:p>0.0.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atic Date:</text:p>
          </table:table-cell>
          <table:table-cell table:style-name="ce1" office:value-type="string" calcext:value-type="string">
            <text:p>2021-05-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CB Variant:</text:p>
          </table:table-cell>
          <table:table-cell office:value-type="string" calcext:value-type="string">
            <text:p>defaul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oM Date:</text:p>
          </table:table-cell>
          <table:table-cell office:value-type="string" calcext:value-type="string">
            <text:p>Sun 02 May 2021 08:45:23 PM CES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chematic Source:</text:p>
          </table:table-cell>
          <table:table-cell office:value-type="string" calcext:value-type="string">
            <text:p>jbc-miniregler.sch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KiCad Version:</text:p>
          </table:table-cell>
          <table:table-cell office:value-type="string" calcext:value-type="string">
            <text:p>Eeschema 5.1.10-88a1d61d58~88~ubuntu20.04.1</text:p>
          </table:table-cell>
          <table:table-cell table:number-columns-repeated="16"/>
        </table:table-row>
        <table:table-row table:style-name="ro1" table:number-rows-repeated="1048508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0" table:target-range-address="'jbc-miniregler_bom_0.0.1'.A1:'jbc-miniregler_bom_0.0.1'.R51" table:display-filter-buttons="true">
          <table:sort>
            <table:sort-by table:field-number="1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02T21:45:11.968048348</dc:date>
    <meta:editing-duration>PT49M4S</meta:editing-duration>
    <meta:editing-cycles>2</meta:editing-cycles>
    <meta:generator>LibreOffice/6.4.6.2$Linux_X86_64 LibreOffice_project/40$Build-2</meta:generator>
    <meta:document-statistic meta:table-count="1" meta:cell-count="778" meta:object-count="0"/>
  </office:meta>
</office:document-meta>
</file>